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 style:list-style-name="L2"/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uts :</text:p>
      <text:list xml:id="list1168105477" text:style-name="L1">
        <text:list-item>
          <text:p text:style-name="P2">Définit des rôles pour décrire un type de composant de l'interface graphiques (ex : bouton, menu, ect)</text:p>
        </text:list-item>
        <text:list-item>
          <text:p text:style-name="P2">Définit des rôles pour décrire la structure générale d'un document </text:p>
        </text:list-item>
        <text:list-item>
          <text:p text:style-name="P2">Définit des états pour les composants interactifs du document (ex : menu déployé, case coché)</text:p>
        </text:list-item>
        <text:list-item>
          <text:p text:style-name="P2">Définit des propriétés pour définir des drag&amp;drop</text:p>
        </text:list-item>
        <text:list-item>
          <text:p text:style-name="P2">Définit des propriétés pour définir quelles sont les parties du document qui sont succeptible d'être mise à jour dynamiquement, sans rechargement complet</text:p>
        </text:list-item>
        <text:list-item>
          <text:p text:style-name="P2">Définit une manière de naviguer à travers la page avec un clavier</text:p>
          <text:p text:style-name="P2"/>
          <text:p text:style-name="P2"/>
        </text:list-item>
      </text:list>
      <text:p text:style-name="P1">Remarque : l'affectation des rôles et des propriétés sont intégrés nativement par la norme HTML5</text:p>
      <text:p text:style-name="P1"/>
      <text:p text:style-name="P3">Ressources : </text:p>
      <text:list xml:id="list1627129530" text:style-name="L2">
        <text:list-item>
          <text:p text:style-name="P4"><text:a xlink:type="simple" xlink:href="http://www.w3.org/TR/wai-aria/rdf_model.svg" office:name="modele aria">modèle uml ARIA</text:a></text:p>
        </text:list-item>
        <text:list-item>
          <text:p text:style-name="P4"><text:a xlink:type="simple" xlink:href="http://www.w3.org/WAI/PF/aria/states_and_properties">Etats et propriétés ARIA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03T10:15:33</meta:creation-date>
    <meta:generator>LibreOffice/3.5$Linux_x86 LibreOffice_project/350m1$Build-2</meta:generator>
    <dc:date>2014-02-03T10:42:48</dc:date>
    <dc:creator>Asus </dc:creator>
    <meta:editing-duration>PT4M5S</meta:editing-duration>
    <meta:editing-cycles>5</meta:editing-cycles>
    <meta:document-statistic meta:table-count="0" meta:image-count="0" meta:object-count="0" meta:page-count="1" meta:paragraph-count="11" meta:word-count="117" meta:character-count="693" meta:non-whitespace-character-count="593"/>
  </office:meta>
</office:document-meta>
</file>